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ByHistoryReport.init( DavResource resource ,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eByHistory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ByHistory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ByHistoryReport.buildResponse( DavResource res , DavPropertyNameSet propNameSet , int depth , MultiStatus 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cateByHistory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ByHistoryReport.getMulti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eByHistoryReport.setInfo( ReportInfo 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